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P2" style:family="paragraph" style:parent-style-name="Standard">
      <style:text-properties fo:font-weight="bold" officeooo:rsid="002fb5d3" officeooo:paragraph-rsid="0032ec7b" style:font-weight-asian="bold" style:font-weight-complex="bold"/>
    </style:style>
    <style:style style:name="P3" style:family="paragraph" style:parent-style-name="Standard">
      <style:text-properties officeooo:rsid="001e170c" officeooo:paragraph-rsid="002e9211"/>
    </style:style>
    <style:style style:name="P4" style:family="paragraph" style:parent-style-name="Standard">
      <style:text-properties officeooo:rsid="001e170c" officeooo:paragraph-rsid="003289ea"/>
    </style:style>
    <style:style style:name="P5" style:family="paragraph" style:parent-style-name="Standard">
      <style:text-properties officeooo:rsid="002e9211" officeooo:paragraph-rsid="002e9211"/>
    </style:style>
    <style:style style:name="P6" style:family="paragraph" style:parent-style-name="Standard">
      <style:text-properties officeooo:rsid="002e9211" officeooo:paragraph-rsid="0031fd02"/>
    </style:style>
    <style:style style:name="P7" style:family="paragraph" style:parent-style-name="Standard">
      <style:text-properties officeooo:rsid="002e9211" officeooo:paragraph-rsid="003255f7"/>
    </style:style>
    <style:style style:name="P8" style:family="paragraph" style:parent-style-name="Standard">
      <style:text-properties officeooo:rsid="002e9211" officeooo:paragraph-rsid="0032ec7b"/>
    </style:style>
    <style:style style:name="P9" style:family="paragraph" style:parent-style-name="Standard">
      <style:text-properties officeooo:rsid="002fb5d3" officeooo:paragraph-rsid="0032ec7b"/>
    </style:style>
    <style:style style:name="P10" style:family="paragraph" style:parent-style-name="Standard">
      <style:text-properties officeooo:rsid="0031fd02" officeooo:paragraph-rsid="0031fd02"/>
    </style:style>
    <style:style style:name="P11" style:family="paragraph" style:parent-style-name="Standard">
      <style:text-properties officeooo:rsid="0031fd02" officeooo:paragraph-rsid="0032ec7b"/>
    </style:style>
    <style:style style:name="P12" style:family="paragraph" style:parent-style-name="Standard">
      <style:text-properties officeooo:rsid="003255f7" officeooo:paragraph-rsid="003255f7"/>
    </style:style>
    <style:style style:name="P13" style:family="paragraph" style:parent-style-name="Preformatted_20_Text">
      <style:text-properties officeooo:rsid="0031fd02" officeooo:paragraph-rsid="0032ec7b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289ea" officeooo:paragraph-rsid="003289ea" style:font-weight-asian="bold" style:font-weight-complex="bold"/>
    </style:style>
    <style:style style:name="P15" style:family="paragraph" style:parent-style-name="Standard">
      <style:text-properties fo:color="#ff0000" fo:font-weight="bold" officeooo:rsid="001e170c" officeooo:paragraph-rsid="002e9211" style:font-weight-asian="bold" style:font-weight-complex="bold"/>
    </style:style>
    <style:style style:name="P16" style:family="paragraph" style:parent-style-name="Standard">
      <style:text-properties fo:color="#ff0000" fo:font-weight="bold" officeooo:rsid="002e9211" officeooo:paragraph-rsid="0031fd02" style:font-weight-asian="bold" style:font-weight-complex="bold"/>
    </style:style>
    <style:style style:name="P17" style:family="paragraph" style:parent-style-name="Standard">
      <style:text-properties officeooo:rsid="002e9211" officeooo:paragraph-rsid="002e9211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e170c" officeooo:paragraph-rsid="001e170c" style:font-size-asian="14pt" style:font-weight-asian="bold" style:font-size-complex="14pt" style:font-weight-complex="bold"/>
    </style:style>
    <style:style style:name="T1" style:family="text">
      <style:text-properties officeooo:rsid="002e9211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3289ea" style:font-style-asian="normal" style:font-style-complex="normal"/>
    </style:style>
    <style:style style:name="T4" style:family="text">
      <style:text-properties officeooo:rsid="00279eb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e9211"/>
    </style:style>
    <style:style style:name="T7" style:family="text">
      <style:text-properties style:text-underline-style="solid" style:text-underline-width="auto" style:text-underline-color="font-color" officeooo:rsid="0031fd02"/>
    </style:style>
    <style:style style:name="T8" style:family="text">
      <style:text-properties style:text-underline-style="solid" style:text-underline-width="auto" style:text-underline-color="font-color" fo:font-weight="bold" officeooo:rsid="0031fd0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e921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289e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3255f7"/>
    </style:style>
    <style:style style:name="T12" style:family="text">
      <style:text-properties style:text-underline-style="solid" style:text-underline-width="auto" style:text-underline-color="font-color" fo:font-weight="normal" officeooo:rsid="003255f7" style:font-weight-asian="normal" style:font-weight-complex="normal"/>
    </style:style>
    <style:style style:name="T13" style:family="text">
      <style:text-properties officeooo:rsid="00309a97"/>
    </style:style>
    <style:style style:name="T14" style:family="text">
      <style:text-properties officeooo:rsid="0031fd0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5f7" style:font-weight-asian="normal" style:font-weight-complex="normal"/>
    </style:style>
    <style:style style:name="T17" style:family="text">
      <style:text-properties fo:font-variant="normal" fo:text-transform="none" fo:color="#444444" style:font-name="Courier New" fo:font-size="10.5pt" fo:letter-spacing="normal" fo:font-style="normal" fo:font-weight="normal"/>
    </style:style>
    <style:style style:name="T18" style:family="text">
      <style:text-properties fo:font-variant="normal" fo:text-transform="none" fo:color="#444444" style:font-name="Courier New" fo:font-size="10.5pt" fo:letter-spacing="normal" fo:font-style="normal" fo:font-weight="normal" officeooo:rsid="002e921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ec7b"/>
    </style:style>
    <style:style style:name="T21" style:family="text">
      <style:text-properties fo:color="#ff0000" style:text-underline-style="solid" style:text-underline-width="auto" style:text-underline-color="font-color" fo:font-weight="bold" officeooo:rsid="0031fd02" style:font-weight-asian="bold" style:font-weight-complex="bold"/>
    </style:style>
    <style:style style:name="T22" style:family="text">
      <style:text-properties fo:color="#ff0000" style:text-underline-style="solid" style:text-underline-width="auto" style:text-underline-color="font-color" fo:font-weight="bold" officeooo:rsid="002e9211" style:font-weight-asian="bold" style:font-weight-complex="bold"/>
    </style:style>
    <style:style style:name="T23" style:family="text">
      <style:text-properties fo:color="#ff0000" style:text-underline-style="solid" style:text-underline-width="auto" style:text-underline-color="font-color" fo:font-weight="bold" officeooo:rsid="003289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User </text:span>Manual</text:p>
      <text:p text:style-name="P14">Summary: </text:p>
      <text:p text:style-name="P4"><text:span text:style-name="T3"><text:tab/>This file contains step by step i</text:span><text:span text:style-name="T2">nstructions to execute </text:span><text:span text:style-name="T3">all files on AWS instance. Please follow following steps to execute the Benchmark programs.</text:span></text:p>
      <text:p text:style-name="P3"/>
      <text:p text:style-name="P3"><text:span text:style-name="T21">Step </text:span><text:span text:style-name="T22">A: Create and connect to EC2 t2.micro </text:span><text:span text:style-name="T23">instance</text:span><text:span text:style-name="T22">:</text:span><text:line-break/><text:span text:style-name="T1">1. Create an instance of Amazon EC2 t2.micro instance.</text:span></text:p>
      <text:p text:style-name="P5"/>
      <text:p text:style-name="P5">2. Download the .pem permission file</text:p>
      <text:p text:style-name="P5"/>
      <text:p text:style-name="P5">3. Open a terminal and go to the folder location of .pem file (e.g. EC2.pem)</text:p>
      <text:p text:style-name="P5">$cd /path</text:p>
      <text:p text:style-name="P5"/>
      <text:p text:style-name="P5">4. Get the public DNS of EC2 instance(e.g. <text:a xlink:type="simple" xlink:href="mailto:ec2-user@ec2-52-36-50-111.us-west-2.compute.amazonaws.com">ec2-user@ec2-52-36-50-111.us-west-2.compute.amazonaws.com</text:a> )</text:p>
      <text:p text:style-name="P5"/>
      <text:p text:style-name="P5">5. Create connection to the instance by executing following command :</text:p>
      <text:p text:style-name="P5">$chmod 400 EC2.pem </text:p>
      <text:p text:style-name="P5">$ssh -i "EC2.pem" <text:a xlink:type="simple" xlink:href="mailto:ec2-user@ec2-52-36-50-111.us-west-2.compute.amazonaws.com">ec2-user@ec2-52-36-50-111.us-west-2.compute.amazonaws.com</text:a> </text:p>
      <text:p text:style-name="P5"/>
      <text:p text:style-name="P5">6. To get essential devvelopment tools on your instance, execute following command:</text:p>
      <text:p text:style-name="P5">$sudo yum groupinstall "Development Tools" </text:p>
      <text:p text:style-name="P5"/>
      <text:p text:style-name="P15"><text:span text:style-name="T7">Step B: T</text:span><text:span text:style-name="T6">ransfer your files on instance:</text:span></text:p>
      <text:p text:style-name="P11">1. Transfer all files using SCP command as:</text:p>
      <text:p text:style-name="P13"><text:span text:style-name="Source_20_Text"><text:span text:style-name="T17">scp -i /</text:span></text:span><text:span text:style-name="Emphasis"><text:span text:style-name="T17">path</text:span></text:span><text:span text:style-name="Source_20_Text"><text:span text:style-name="T17">/EC2.pem CPUBenchmark.c </text:span></text:span><text:a xlink:type="simple" xlink:href="mailto:ec2-user@ec2-52-36-50-111.us-west-2.compute.amazonaws.com"><text:span text:style-name="Source_20_Text"><text:span text:style-name="T18">ec2-user@ec2-52-36-50-111.us-west-2.compute.amazonaws.com</text:span></text:span></text:a></text:p>
      <text:p text:style-name="P8"><text:tab/><text:tab/><text:tab/><text:tab/><text:tab/><text:tab/><text:span text:style-name="T14">OR</text:span></text:p>
      <text:p text:style-name="P8">1. Open terminal and execute <text:span text:style-name="T20">to install filezilla</text:span>:</text:p>
      <text:p text:style-name="P5">$sudo apt-get update </text:p>
      <text:p text:style-name="P5">$sudo apt-get install filezilla </text:p>
      <text:p text:style-name="P5"/>
      <text:p text:style-name="P5">2. After installing filezilla, make a connection to EC t2.micro <text:span text:style-name="T13">in filezilla using same permission file and public DNS.</text:span></text:p>
      <text:p text:style-name="P9"/>
      <text:p text:style-name="P2">Files to transfer : </text:p>
      <text:p text:style-name="P9"><text:tab/>CPUBenchmark.c<text:tab/>DISKBenchmark.c<text:tab/>MEMORYBenchmark.c</text:p>
      <text:p text:style-name="P9"><text:tab/>batch.sh<text:tab/><text:tab/>I.pdf</text:p>
      <text:p text:style-name="P8"><text:span text:style-name="Source_20_Text"><text:span text:style-name="T18"/></text:span></text:p>
      <text:p text:style-name="P10"/>
      <text:p text:style-name="P16"><text:span text:style-name="T7">Step C:</text:span><text:span text:style-name="T5"> </text:span><text:span text:style-name="T11">Run the Benchmark Script</text:span></text:p>
      <text:p text:style-name="P10">1. Go to terminal from <text:span text:style-name="T19">Step A. </text:span><text:span text:style-name="T15">Execute following command </text:span><text:span text:style-name="T16">to add permission for executing to your script:</text:span></text:p>
      <text:p text:style-name="P6"><text:span text:style-name="T7">$</text:span>chmod u+x batch.sh </text:p>
      <text:p text:style-name="P12"/>
      <text:p text:style-name="P12">2. Execute the following commands to run script:</text:p>
      <text:p text:style-name="P7"><text:span text:style-name="T12">$</text:span>./batch.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MT1" style:family="text">
      <style:text-properties officeooo:rsid="002e92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-553 </text:span>Prog Assignment #<text:span text:style-name="MT1">1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1:19:01.514992588</meta:creation-date>
    <meta:generator>LibreOffice/4.2.8.2$Linux_X86_64 LibreOffice_project/420m0$Build-2</meta:generator>
    <dc:date>2016-02-12T19:27:29.839163376</dc:date>
    <meta:editing-duration>PT2H43S</meta:editing-duration>
    <meta:editing-cycles>20</meta:editing-cycles>
    <meta:document-statistic meta:table-count="0" meta:image-count="0" meta:object-count="0" meta:page-count="1" meta:paragraph-count="30" meta:word-count="221" meta:character-count="1559" meta:non-whitespace-character-count="1345"/>
  </office:meta>
</office:document-meta>
</file>